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6.909cm" style:rel-column-width="26634*"/>
    </style:style>
    <style:style style:name="Table7.B" style:family="table-column">
      <style:table-column-properties style:column-width="4.424cm" style:rel-column-width="17053*"/>
    </style:style>
    <style:style style:name="Table7.C" style:family="table-column">
      <style:table-column-properties style:column-width="5.667cm" style:rel-column-width="2184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4pt" fo:font-weight="bold" officeooo:rsid="001199b5" officeooo:paragraph-rsid="001199b5" style:font-size-asian="21pt" style:font-weight-asian="bold" style:font-size-complex="24pt" style:font-weight-complex="bold"/>
    </style:style>
    <style:style style:name="P2" style:family="paragraph" style:parent-style-name="Standard">
      <style:paragraph-properties style:register-true="true"/>
      <style:text-properties fo:font-size="24pt" fo:font-weight="bold" officeooo:rsid="001b1942" officeooo:paragraph-rsid="001b1942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b1942" officeooo:paragraph-rsid="001b1942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2pt" fo:font-weight="normal" officeooo:rsid="001199b5" officeooo:paragraph-rsid="001199b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3c272" officeooo:paragraph-rsid="0013c272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1879" officeooo:paragraph-rsid="0017187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6758" officeooo:paragraph-rsid="001e48e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fb18" officeooo:paragraph-rsid="0023fb1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43e30" officeooo:paragraph-rsid="00243e30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68dd6" officeooo:paragraph-rsid="00268dd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3fb18" officeooo:paragraph-rsid="0023fb1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43e30" officeooo:paragraph-rsid="00243e30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3270a5" officeooo:paragraph-rsid="003270a5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6pt" fo:font-style="normal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fo:font-size="16pt" fo:font-style="normal" fo:font-weight="bold" officeooo:rsid="001cc749" officeooo:paragraph-rsid="00282e14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font-size="16pt" fo:font-style="normal" style:text-underline-style="none" fo:font-weight="bold" officeooo:rsid="0038a933" officeooo:paragraph-rsid="0038a933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Table_20_Contents">
      <style:text-properties fo:font-size="16pt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1" style:family="paragraph" style:parent-style-name="Table_20_Contents">
      <style:text-properties fo:font-size="16pt" officeooo:rsid="00288c60" officeooo:paragraph-rsid="00288c60" style:font-size-asian="16pt" style:font-size-complex="16pt"/>
    </style:style>
    <style:style style:name="P22" style:family="paragraph" style:parent-style-name="Table_20_Contents">
      <style:text-properties fo:font-size="16pt" officeooo:rsid="002b704a" officeooo:paragraph-rsid="002b704a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2c2f60" officeooo:paragraph-rsid="002c2f60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249195" officeooo:paragraph-rsid="00249195" style:font-size-asian="14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4pt" style:font-size-complex="16pt"/>
    </style:style>
    <style:style style:name="P27" style:family="paragraph" style:parent-style-name="Standard">
      <style:text-properties officeooo:rsid="0022e39c" officeooo:paragraph-rsid="0022e39c"/>
    </style:style>
    <style:style style:name="P28" style:family="paragraph" style:parent-style-name="Standard">
      <style:text-properties fo:font-size="8pt" fo:font-style="italic" style:text-underline-style="none" fo:font-weight="normal" officeooo:rsid="0023fb18" officeooo:paragraph-rsid="0023fb18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Standard">
      <style:text-properties fo:font-size="12pt" style:text-underline-style="none" fo:font-weight="normal" officeooo:rsid="001b1942" officeooo:paragraph-rsid="004348ba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6">
      <style:text-properties fo:font-size="12pt" fo:font-style="normal" fo:font-weight="normal" officeooo:rsid="0039899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6">
      <style:text-properties fo:font-size="12pt" fo:font-style="normal" fo:font-weight="normal" officeooo:rsid="00478f5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6">
      <style:text-properties fo:font-size="12pt" fo:font-style="normal" fo:font-weight="normal" officeooo:rsid="0048759d" officeooo:paragraph-rsid="0048759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6">
      <style:text-properties fo:font-size="12pt" fo:font-style="normal" style:text-underline-style="none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weight="normal" officeooo:rsid="00171879" officeooo:paragraph-rsid="00171879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4348ba" officeooo:paragraph-rsid="004348ba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44a8bf" officeooo:paragraph-rsid="0044a8bf" style:font-size-asian="12pt" style:font-weight-asian="normal" style:font-size-complex="12pt" style:font-weight-complex="normal"/>
    </style:style>
    <style:style style:name="P39" style:family="paragraph" style:parent-style-name="Standard" style:list-style-name="L7">
      <style:text-properties fo:font-size="12pt" fo:font-weight="normal" officeooo:rsid="0044a8bf" officeooo:paragraph-rsid="0044a8bf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452b73" officeooo:paragraph-rsid="00452b73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496c48" officeooo:paragraph-rsid="00496c48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text-properties fo:font-size="16pt" style:text-underline-style="none" fo:font-weight="bold" officeooo:rsid="001cc749" officeooo:paragraph-rsid="001cc749" style:font-size-asian="14pt" style:font-weight-asian="bold" style:font-size-complex="16pt" style:font-weight-complex="bold"/>
    </style:style>
    <style:style style:name="P43" style:family="paragraph" style:parent-style-name="Standard" style:list-style-name="L1">
      <style:text-properties fo:font-size="16pt" style:text-underline-style="none" fo:font-weight="bold" officeooo:rsid="001cc749" officeooo:paragraph-rsid="004348ba" style:font-size-asian="14pt" style:font-weight-asian="bold" style:font-size-complex="16pt" style:font-weight-complex="bold"/>
    </style:style>
    <style:style style:name="P44" style:family="paragraph" style:parent-style-name="Standard">
      <style:text-properties fo:font-size="16pt" style:text-underline-style="none" fo:font-weight="bold" officeooo:rsid="001cc749" officeooo:paragraph-rsid="002faeef" style:font-size-asian="14pt" style:font-weight-asian="bold" style:font-size-complex="16pt" style:font-weight-complex="bold"/>
    </style:style>
    <style:style style:name="P45" style:family="paragraph" style:parent-style-name="Standard" style:list-style-name="L1">
      <style:text-properties fo:font-size="16pt" style:text-underline-style="none" fo:font-weight="bold" officeooo:rsid="004348ba" officeooo:paragraph-rsid="004348ba" style:font-size-asian="14pt" style:font-weight-asian="bold" style:font-size-complex="16pt" style:font-weight-complex="bold"/>
    </style:style>
    <style:style style:name="P46" style:family="paragraph" style:parent-style-name="Standard" style:list-style-name="L2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2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 style:list-style-name="L3">
      <style:text-properties fo:font-size="16pt" fo:font-style="normal" style:text-underline-style="none" fo:font-weight="bold" officeooo:rsid="00282e14" officeooo:paragraph-rsid="00282e14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 style:list-style-name="L4">
      <style:text-properties fo:font-size="16pt" fo:font-style="normal" style:text-underline-style="none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Standard" style:list-style-name="L5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 style:list-style-name="L5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 style:list-style-name="L4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text-properties fo:font-size="24pt" fo:font-weight="bold" officeooo:rsid="001b1942" officeooo:paragraph-rsid="001b1942" style:font-size-asian="24pt" style:font-weight-asian="bold" style:font-size-complex="2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6pt" officeooo:rsid="00249195" officeooo:paragraph-rsid="004348ba" style:font-size-asian="14pt" style:font-size-complex="16pt"/>
    </style:style>
    <style:style style:name="P57" style:family="paragraph" style:parent-style-name="Table_20_Contents">
      <style:paragraph-properties fo:text-align="center" style:justify-single-word="false"/>
      <style:text-properties fo:font-size="16pt" officeooo:rsid="00282e14" officeooo:paragraph-rsid="004348ba" style:font-size-asian="14pt" style:font-size-complex="16pt"/>
    </style:style>
    <style:style style:name="P58" style:family="paragraph" style:parent-style-name="Table_20_Contents">
      <style:paragraph-properties fo:text-align="center" style:justify-single-word="false"/>
      <style:text-properties fo:font-size="16pt" officeooo:paragraph-rsid="004348ba" style:font-size-asian="14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4pt" style:font-size-complex="16pt"/>
    </style:style>
    <style:style style:name="P60" style:family="paragraph" style:parent-style-name="Table_20_Contents">
      <style:paragraph-properties fo:text-align="center" style:justify-single-word="false"/>
      <style:text-properties fo:font-size="16pt" officeooo:paragraph-rsid="004348ba" style:font-size-asian="16pt" style:font-size-complex="16pt"/>
    </style:style>
    <style:style style:name="P61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6pt" style:font-size-complex="16pt"/>
    </style:style>
    <style:style style:name="P62" style:family="paragraph" style:parent-style-name="Table_20_Contents">
      <style:paragraph-properties fo:text-align="center" style:justify-single-word="false"/>
      <style:text-properties fo:font-size="16pt" officeooo:rsid="002c2f60" officeooo:paragraph-rsid="004348ba" style:font-size-asian="16pt" style:font-size-complex="16pt"/>
    </style:style>
    <style:style style:name="P63" style:family="paragraph" style:parent-style-name="Table_20_Contents">
      <style:paragraph-properties fo:text-align="center" style:justify-single-word="false"/>
      <style:text-properties fo:font-size="16pt" officeooo:rsid="00478f5b" officeooo:paragraph-rsid="00478f5b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78f5b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28a90"/>
    </style:style>
    <style:style style:name="T5" style:family="text">
      <style:text-properties style:text-underline-style="none" officeooo:rsid="00155ab8"/>
    </style:style>
    <style:style style:name="T6" style:family="text">
      <style:text-properties style:text-underline-style="none" officeooo:rsid="001a4636"/>
    </style:style>
    <style:style style:name="T7" style:family="text">
      <style:text-properties style:text-underline-style="none" officeooo:rsid="001e48e4"/>
    </style:style>
    <style:style style:name="T8" style:family="text">
      <style:text-properties style:text-underline-style="none" officeooo:rsid="00171879"/>
    </style:style>
    <style:style style:name="T9" style:family="text">
      <style:text-properties style:text-underline-style="none" officeooo:rsid="0023fb18"/>
    </style:style>
    <style:style style:name="T10" style:family="text">
      <style:text-properties style:text-underline-style="none" officeooo:rsid="001cc749"/>
    </style:style>
    <style:style style:name="T11" style:family="text">
      <style:text-properties style:text-underline-style="none" officeooo:rsid="002faeef"/>
    </style:style>
    <style:style style:name="T12" style:family="text">
      <style:text-properties style:text-underline-style="none" officeooo:rsid="003150bc"/>
    </style:style>
    <style:style style:name="T13" style:family="text">
      <style:text-properties style:text-underline-style="none" officeooo:rsid="004348ba"/>
    </style:style>
    <style:style style:name="T14" style:family="text">
      <style:text-properties style:text-underline-style="none" officeooo:rsid="0044a8bf"/>
    </style:style>
    <style:style style:name="T15" style:family="text">
      <style:text-properties style:text-underline-style="none" officeooo:rsid="00478f5b"/>
    </style:style>
    <style:style style:name="T1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1e48e4" style:font-size-asian="12pt" style:font-weight-asian="normal" style:font-size-complex="12pt" style:font-weight-complex="normal"/>
    </style:style>
    <style:style style:name="T18" style:family="text">
      <style:text-properties officeooo:rsid="00249195"/>
    </style:style>
    <style:style style:name="T19" style:family="text">
      <style:text-properties officeooo:rsid="0028f8e1"/>
    </style:style>
    <style:style style:name="T20" style:family="text">
      <style:text-properties officeooo:rsid="0041c9f6"/>
    </style:style>
    <style:style style:name="T21" style:family="text">
      <style:text-properties officeooo:rsid="00496c48"/>
    </style:style>
    <style:style style:name="T22" style:family="text">
      <style:text-properties fo:font-size="16pt" style:text-underline-style="none" fo:font-weight="bold" officeooo:rsid="001cc749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</text:p>
      <text:p text:style-name="P1"/>
      <text:p text:style-name="P4">Si intende progettare <text:span text:style-name="T20">un sistema </text:span>per gestire le prenotazioni e i tavoli di una pizzeria</text:p>
      <text:p text:style-name="P4"/>
      <text:p text:style-name="P4">Un tavolo è censito da un numero strettamente positivo di posti, da una data di prenotazione e una data avvenimento (giorno in cui si è prenotato)</text:p>
      <text:p text:style-name="P4"/>
      <text:p text:style-name="P4">Per ogni tavolo vi è <text:span text:style-name="T1">una e una sola</text:span><text:span text:style-name="T3"> prenotazione, ma una prenotazione può anche non essere associata ad alcun tavolo (asporto).</text:span></text:p>
      <text:p text:style-name="P7"><text:span text:style-name="T7">La prenotazione di un tavolo può essere accettata anche se questo ha un numero di posti superiore a quello richiesto dal cliente, </text:span><text:span text:style-name="T9">ma deve essere comunque ottimizzata al fine di reperire il tavolo più conveniente dal punto di vista dei posti disponibili.</text:span></text:p>
      <text:p text:style-name="P28">Es. </text:p>
      <text:p text:style-name="P28">Se sono disponibili un tavolo da 10 persone e uno da 30, ma la prenotazione è per 6 persone (non vi è un tavolo da 6 libero), allora la scelta deve ricadere su quello da 10</text:p>
      <text:p text:style-name="P8"><text:span text:style-name="T3"/></text:p>
      <text:p text:style-name="P27"><text:span text:style-name="T17">L’</text:span><text:span text:style-name="T16">accettazione o il rifiuto deve essere automatizzato nel rispetto dei criteri sopra citati.</text:span></text:p>
      <text:p text:style-name="P27"><text:span text:style-name="T16"/></text:p>
      <text:p text:style-name="P7"><text:span text:style-name="T8">La pizzeria dà la possibilità ai propri clienti di usufruire di uno storico personale, </text:span><text:span text:style-name="T3">ove è anche possibile visionare lo stato della prenotazione; </text:span><text:span text:style-name="T12">da tali informazioni possono essere omesse quelle relative al tavolo.</text:span></text:p>
      <text:p text:style-name="P4"><text:span text:style-name="T3"/></text:p>
      <text:p text:style-name="P4"><text:span text:style-name="T3">Ogni prenotazione consta di un numero positivo di pizze scelte, </text:span><text:span text:style-name="T4">le quali possono avere delle aggiunte di ingredienti (prezzo incrementato per ogni aggiunta).</text:span></text:p>
      <text:p text:style-name="P4"><text:span text:style-name="T4"/></text:p>
      <text:p text:style-name="P5"><text:span text:style-name="T4">L</text:span><text:span text:style-name="T3">a pizzeria, di per sé, propone delle pizze aventi un prezzo </text:span><text:span text:style-name="T5">fisso</text:span><text:span text:style-name="T3"> di listino.</text:span></text:p>
      <text:p text:style-name="P5"><text:span text:style-name="T3"/></text:p>
      <text:p text:style-name="P6"><text:span text:style-name="T3">Per ogni </text:span><text:span text:style-name="T6">prenotazione vi è una lista di pizze, la cui sommatoria totale dei prezzi, inclusi quelli delle aggiunte, compone il totale da pagare. </text:span></text:p>
      <text:p text:style-name="P6"><text:span text:style-name="T6"/></text:p>
      <text:p text:style-name="P11">La pizzeria offre anche un servizio di friggitoria e dà la possibilità ai propri clienti di poter ordinare anche solo un pasto di questo tipo.</text:p>
      <text:p text:style-name="P8"><text:span text:style-name="T3">Sono disponibili bevande, somministrabili </text:span><text:span text:style-name="T11">allo stesso modo de</text:span><text:span text:style-name="T3">gli alimenti di friggitoria.</text:span></text:p>
      <text:p text:style-name="P12">Alcuni alimenti di friggitoria possono essere usati anche come ingredienti.</text:p>
      <text:p text:style-name="P13">Un cliente può anche voler prendere solo delle patatine e una bevanda</text:p>
      <text:p text:style-name="P9"><text:span text:style-name="T3"/></text:p>
      <text:p text:style-name="P10"><text:span text:style-name="T3">La pizzeria si preoccupa delle allergie dei propri clienti, si chiede dunque che il form di prenotazione “protegga” il cliente da eventuali alimenti che possono arrecare danni alla sua salute</text:span><text:span text:style-name="T10">.</text:span></text:p>
      <text:p text:style-name="P6"><text:span text:style-name="T6"/></text:p>
      <text:p text:style-name="P38"><text:span text:style-name="T6">È </text:span><text:span text:style-name="T3">necessario progettare anche delle view per i seguenti ruoli dello staff:</text:span></text:p>
      <text:list text:style-name="L7">
        <text:list-item>
          <text:p text:style-name="P39"><text:span text:style-name="T3">Responsabile: Gestione degli Allergeni</text:span></text:p>
        </text:list-item>
        <text:list-item>
          <text:p text:style-name="P39"><text:span text:style-name="T3">Magazziniere: Gestione dei Tipo Aggiunta e Aggiunta</text:span></text:p>
        </text:list-item>
        <text:list-item>
          <text:p text:style-name="P39"><text:span text:style-name="T3">Camerire: Visione delle Prenotazioni al solo tavolo</text:span></text:p>
        </text:list-item>
        <text:list-item>
          <text:p text:style-name="P39"><text:span text:style-name="T3">Pizzaiolo: Gestione delle Pizze e visione delle Prenotazioni</text:span></text:p>
        </text:list-item>
      </text:list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3"><text:span text:style-name="T6">P</text:span><text:span text:style-name="T3">ROGETTAZIONE DB</text:span></text:p>
      <text:p text:style-name="P3"><text:span text:style-name="T3"/></text:p>
      <text:p text:style-name="P41"><text:span text:style-name="T14">T</text:span><text:span text:style-name="T3">utte le ordinazioni di un gruppo di persone confluiscono in una prenotazione; ogni singolo ordine tiene traccia, oltre agli alimenti scelti dal singolo individuo, anche di eventuali sue allergie.</text:span></text:p>
      <text:p text:style-name="P37"><text:span text:style-name="T14"/></text:p>
      <text:p text:style-name="P40"><text:span text:style-name="T14">C</text:span><text:span text:style-name="T3">irca la profilazione per i ruoli, verranno salvate solo le informazioni principali quali Nome, Cognome, Username e Password e il riferimento al ruolo ricoperto.</text:span></text:p>
      <text:p text:style-name="P37"><text:span text:style-name="T14"/></text:p>
      <text:p text:style-name="P44"/>
      <text:list text:style-name="L1">
        <text:list-item>
          <text:p text:style-name="P42">Pizza</text:p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4">NOME COLONNA</text:p>
          </table:table-cell>
          <table:table-cell table:style-name="Table6.A1" office:value-type="string">
            <text:p text:style-name="P24">TIPO</text:p>
          </table:table-cell>
          <table:table-cell table:style-name="Table6.C1" office:value-type="string">
            <text:p text:style-name="P26">NOTE</text:p>
          </table:table-cell>
        </table:table-row>
        <table:table-row>
          <table:table-cell table:style-name="Table6.A2" office:value-type="string">
            <text:p text:style-name="P24">ID</text:p>
          </table:table-cell>
          <table:table-cell table:style-name="Table6.A2" office:value-type="string">
            <text:p text:style-name="P24">PK AI</text:p>
          </table:table-cell>
          <table:table-cell table:style-name="Table6.C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4">ID_HASH</text:p>
          </table:table-cell>
          <table:table-cell table:style-name="Table6.A2" office:value-type="string">
            <text:p text:style-name="P24">VARCHAR2 UNIQUE</text:p>
          </table:table-cell>
          <table:table-cell table:style-name="Table6.C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4">NOME</text:p>
          </table:table-cell>
          <table:table-cell table:style-name="Table6.A2" office:value-type="string">
            <text:p text:style-name="P24">VARCHAR2</text:p>
          </table:table-cell>
          <table:table-cell table:style-name="Table6.C2" office:value-type="string">
            <text:p text:style-name="P25"/>
          </table:table-cell>
        </table:table-row>
        <table:table-row>
          <table:table-cell table:style-name="Table6.A2" office:value-type="string">
            <text:p text:style-name="P24">PREZZO</text:p>
          </table:table-cell>
          <table:table-cell table:style-name="Table6.A2" office:value-type="string">
            <text:p text:style-name="P24">NUMBER(4,2)</text:p>
          </table:table-cell>
          <table:table-cell table:style-name="Table6.C2" office:value-type="string">
            <text:p text:style-name="P25"/>
          </table:table-cell>
        </table:table-row>
      </table:table>
      <text:list text:continue-numbering="true" text:style-name="L1">
        <text:list-header>
          <text:p text:style-name="P43"/>
        </text:list-header>
        <text:list-item>
          <text:p text:style-name="P45">Allergene</text:p>
        </text:list-item>
      </text:list>
      <text:p text:style-name="P29"><text:s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6">NOME COLONNA</text:p>
          </table:table-cell>
          <table:table-cell table:style-name="Table4.A1" office:value-type="string">
            <text:p text:style-name="P56">TIPO</text:p>
          </table:table-cell>
          <table:table-cell table:style-name="Table4.C1" office:value-type="string">
            <text:p text:style-name="P57">NOTE</text:p>
          </table:table-cell>
        </table:table-row>
        <table:table-row>
          <table:table-cell table:style-name="Table4.A2" office:value-type="string">
            <text:p text:style-name="P56">ID</text:p>
          </table:table-cell>
          <table:table-cell table:style-name="Table4.A2" office:value-type="string">
            <text:p text:style-name="P56">PK AI</text:p>
          </table:table-cell>
          <table:table-cell table:style-name="Table4.C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6">ID_HASH</text:p>
          </table:table-cell>
          <table:table-cell table:style-name="Table4.A2" office:value-type="string">
            <text:p text:style-name="P56">VARCHAR2 UNIQUE</text:p>
          </table:table-cell>
          <table:table-cell table:style-name="Table4.C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59">ETICHETTA</text:p>
          </table:table-cell>
          <table:table-cell table:style-name="Table4.A2" office:value-type="string">
            <text:p text:style-name="P56">VARCHAR2</text:p>
          </table:table-cell>
          <table:table-cell table:style-name="Table4.C2" office:value-type="string">
            <text:p text:style-name="P58"/>
          </table:table-cell>
        </table:table-row>
      </table:table>
      <text:list text:style-name="L2">
        <text:list-header>
          <text:p text:style-name="P46"><text:span text:style-name="T3"/></text:p>
        </text:list-header>
        <text:list-item>
          <text:p text:style-name="P48">Aggiunta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NOME COLONNA</text:p>
          </table:table-cell>
          <table:table-cell table:style-name="Table1.A1" office:value-type="string">
            <text:p text:style-name="P24">TIPO</text:p>
          </table:table-cell>
          <table:table-cell table:style-name="Table1.C1" office:value-type="string">
            <text:p text:style-name="P26">NOTE</text:p>
          </table:table-cell>
        </table:table-row>
        <table:table-row>
          <table:table-cell table:style-name="Table1.A2" office:value-type="string">
            <text:p text:style-name="P24">ID</text:p>
          </table:table-cell>
          <table:table-cell table:style-name="Table1.A2" office:value-type="string">
            <text:p text:style-name="P24">PK AI</text:p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ID_HASH</text:p>
          </table:table-cell>
          <table:table-cell table:style-name="Table1.A2" office:value-type="string">
            <text:p text:style-name="P24">VARCHAR2 UNIQUE</text:p>
          </table:table-cell>
          <table:table-cell table:style-name="Table1.C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9">NOME</text:p>
          </table:table-cell>
          <table:table-cell table:style-name="Table1.A2" office:value-type="string">
            <text:p text:style-name="P19">VARCHAR2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PREZZO</text:p>
          </table:table-cell>
          <table:table-cell table:style-name="Table1.A2" office:value-type="string">
            <text:p text:style-name="P19">NUMBER(4,2)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QUANTITÀ</text:p>
          </table:table-cell>
          <table:table-cell table:style-name="Table1.A2" office:value-type="string">
            <text:p text:style-name="P19">NUMBER(19)</text:p>
          </table:table-cell>
          <table:table-cell table:style-name="Table1.C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ID_TIPO_AGGIUNTA</text:p>
          </table:table-cell>
          <table:table-cell table:style-name="Table1.A2" office:value-type="string">
            <text:p text:style-name="P19">FK <text:span text:style-name="T21">ALLERGENE</text:span></text:p>
          </table:table-cell>
          <table:table-cell table:style-name="Table1.C2" office:value-type="string">
            <text:p text:style-name="P22"/>
          </table:table-cell>
        </table:table-row>
      </table:table>
      <text:p text:style-name="P16"><text:soft-page-break/></text:p>
      <text:list text:style-name="L3">
        <text:list-header>
          <text:p text:style-name="P49"/>
        </text:list-header>
        <text:list-item>
          <text:p text:style-name="P49">Tipo Aggiunta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NOME COLONNA</text:p>
          </table:table-cell>
          <table:table-cell table:style-name="Table2.A1" office:value-type="string">
            <text:p text:style-name="P24">TIPO</text:p>
          </table:table-cell>
          <table:table-cell table:style-name="Table2.C1" office:value-type="string">
            <text:p text:style-name="P26">NOTE</text:p>
          </table:table-cell>
        </table:table-row>
        <table:table-row>
          <table:table-cell table:style-name="Table2.A2" office:value-type="string">
            <text:p text:style-name="P24">ID</text:p>
          </table:table-cell>
          <table:table-cell table:style-name="Table2.A2" office:value-type="string">
            <text:p text:style-name="P24">PK A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>ID_HASH</text:p>
          </table:table-cell>
          <table:table-cell table:style-name="Table2.A2" office:value-type="string">
            <text:p text:style-name="P24">VARCHAR2 UNIQUE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19">ETICHETTA</text:p>
          </table:table-cell>
          <table:table-cell table:style-name="Table2.A2" office:value-type="string">
            <text:p text:style-name="P19">VARCHAR2 UNIQUE</text:p>
          </table:table-cell>
          <table:table-cell table:style-name="Table2.C2" office:value-type="string">
            <text:p text:style-name="P20"/>
          </table:table-cell>
        </table:table-row>
      </table:table>
      <text:p text:style-name="P15"><text:span text:style-name="T3"/></text:p>
      <text:list text:style-name="L4">
        <text:list-item>
          <text:p text:style-name="P54">Ordine</text:p>
        </text:list-item>
      </text:list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6">NOME COLONNA</text:p>
          </table:table-cell>
          <table:table-cell table:style-name="Table8.A1" office:value-type="string">
            <text:p text:style-name="P56">TIPO</text:p>
          </table:table-cell>
          <table:table-cell table:style-name="Table8.C1" office:value-type="string">
            <text:p text:style-name="P57">NOTE</text:p>
          </table:table-cell>
        </table:table-row>
        <table:table-row>
          <table:table-cell table:style-name="Table8.A2" office:value-type="string">
            <text:p text:style-name="P56">ID</text:p>
          </table:table-cell>
          <table:table-cell table:style-name="Table8.A2" office:value-type="string">
            <text:p text:style-name="P56">PK AI</text:p>
          </table:table-cell>
          <table:table-cell table:style-name="Table8.C2" office:value-type="string">
            <text:p text:style-name="P58"/>
          </table:table-cell>
        </table:table-row>
        <table:table-row>
          <table:table-cell table:style-name="Table8.A2" office:value-type="string">
            <text:p text:style-name="P56">ID_HASH</text:p>
          </table:table-cell>
          <table:table-cell table:style-name="Table8.A2" office:value-type="string">
            <text:p text:style-name="P56">VARCHAR2 UNIQUE</text:p>
          </table:table-cell>
          <table:table-cell table:style-name="Table8.C2" office:value-type="string">
            <text:p text:style-name="P58"/>
          </table:table-cell>
        </table:table-row>
        <table:table-row>
          <table:table-cell table:style-name="Table8.A2" office:value-type="string">
            <text:p text:style-name="P61">ID_PRENOTAZIONE</text:p>
          </table:table-cell>
          <table:table-cell table:style-name="Table8.A2" office:value-type="string">
            <text:p text:style-name="P61">FK PRENOTAZIONE</text:p>
          </table:table-cell>
          <table:table-cell table:style-name="Table8.C2" office:value-type="string">
            <text:p text:style-name="P61"/>
          </table:table-cell>
        </table:table-row>
        <table:table-row>
          <table:table-cell table:style-name="Table8.A2" office:value-type="string">
            <text:p text:style-name="P63">ID_PIZZA</text:p>
          </table:table-cell>
          <table:table-cell table:style-name="Table8.A2" office:value-type="string">
            <text:p text:style-name="P63">FK PIZZA</text:p>
          </table:table-cell>
          <table:table-cell table:style-name="Table8.C2" office:value-type="string">
            <text:p text:style-name="P61"/>
          </table:table-cell>
        </table:table-row>
      </table:table>
      <text:list text:continue-numbering="true" text:style-name="L4">
        <text:list-header>
          <text:p text:style-name="P50"/>
        </text:list-header>
        <text:list-item>
          <text:p text:style-name="P50">Prenotazion<text:span text:style-name="T18">e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4">NOME COLONNA</text:p>
          </table:table-cell>
          <table:table-cell table:style-name="Table7.A1" office:value-type="string">
            <text:p text:style-name="P24">TIPO</text:p>
          </table:table-cell>
          <table:table-cell table:style-name="Table7.C1" office:value-type="string">
            <text:p text:style-name="P26">NOTE</text:p>
          </table:table-cell>
        </table:table-row>
        <table:table-row>
          <table:table-cell table:style-name="Table7.A2" office:value-type="string">
            <text:p text:style-name="P24">ID</text:p>
          </table:table-cell>
          <table:table-cell table:style-name="Table7.A2" office:value-type="string">
            <text:p text:style-name="P24">PK AI</text:p>
          </table:table-cell>
          <table:table-cell table:style-name="Table7.C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24">ID_HASH</text:p>
          </table:table-cell>
          <table:table-cell table:style-name="Table7.A2" office:value-type="string">
            <text:p text:style-name="P24">VARCHAR2 UNIQUE</text:p>
          </table:table-cell>
          <table:table-cell table:style-name="Table7.C2" office:value-type="string">
            <text:p text:style-name="P25"/>
          </table:table-cell>
        </table:table-row>
        <table:table-row>
          <table:table-cell table:style-name="Table7.A2" office:value-type="string">
            <text:p text:style-name="P19">NOME</text:p>
          </table:table-cell>
          <table:table-cell table:style-name="Table7.A2" office:value-type="string">
            <text:p text:style-name="P18"/>
          </table:table-cell>
          <table:table-cell table:style-name="Table7.C2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19">DATA_PRENOTAZIONE</text:p>
          </table:table-cell>
          <table:table-cell table:style-name="Table7.A2" office:value-type="string">
            <text:p text:style-name="P18"/>
          </table:table-cell>
          <table:table-cell table:style-name="Table7.C2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19">DATA_AVVENIMENTO</text:p>
          </table:table-cell>
          <table:table-cell table:style-name="Table7.A2" office:value-type="string">
            <text:p text:style-name="P18"/>
          </table:table-cell>
          <table:table-cell table:style-name="Table7.C2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19">STATO</text:p>
          </table:table-cell>
          <table:table-cell table:style-name="Table7.A2" office:value-type="string">
            <text:p text:style-name="P18"/>
          </table:table-cell>
          <table:table-cell table:style-name="Table7.C2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19">ID_TAVOLO</text:p>
          </table:table-cell>
          <table:table-cell table:style-name="Table7.A2" office:value-type="string">
            <text:p text:style-name="P18"/>
          </table:table-cell>
          <table:table-cell table:style-name="Table7.C2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19">NUMERO_PERSONE</text:p>
          </table:table-cell>
          <table:table-cell table:style-name="Table7.A2" office:value-type="string">
            <text:p text:style-name="P18"/>
          </table:table-cell>
          <table:table-cell table:style-name="Table7.C2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19">TIPO</text:p>
          </table:table-cell>
          <table:table-cell table:style-name="Table7.A2" office:value-type="string">
            <text:p text:style-name="P18"/>
          </table:table-cell>
          <table:table-cell table:style-name="Table7.C2" office:value-type="string">
            <text:p text:style-name="P21"/>
          </table:table-cell>
        </table:table-row>
      </table:table>
      <text:p text:style-name="P14"><text:span text:style-name="T3"/></text:p>
      <text:p text:style-name="P14"><text:span text:style-name="T3"/></text:p>
      <text:p text:style-name="P14"><text:span text:style-name="T3"/></text:p>
      <text:list text:style-name="L5">
        <text:list-item>
          <text:p text:style-name="P51">Tavolo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4">NOME COLONNA</text:p>
          </table:table-cell>
          <table:table-cell table:style-name="Table3.A1" office:value-type="string">
            <text:p text:style-name="P24">TIPO</text:p>
          </table:table-cell>
          <table:table-cell table:style-name="Table3.C1" office:value-type="string">
            <text:p text:style-name="P26">NOTE</text:p>
          </table:table-cell>
        </table:table-row>
        <text:soft-page-break/>
        <table:table-row>
          <table:table-cell table:style-name="Table3.A2" office:value-type="string">
            <text:p text:style-name="P24">ID</text:p>
          </table:table-cell>
          <table:table-cell table:style-name="Table3.A2" office:value-type="string">
            <text:p text:style-name="P24">PK AI</text:p>
          </table:table-cell>
          <table:table-cell table:style-name="Table3.C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4">ID_HASH</text:p>
          </table:table-cell>
          <table:table-cell table:style-name="Table3.A2" office:value-type="string">
            <text:p text:style-name="P24">VARCHAR2 UNIQUE</text:p>
          </table:table-cell>
          <table:table-cell table:style-name="Table3.C2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3">NUMERO_PERSONE</text:p>
          </table:table-cell>
          <table:table-cell table:style-name="Table3.A2" office:value-type="string">
            <text:p text:style-name="P23">NUMBER(19)</text:p>
          </table:table-cell>
          <table:table-cell table:style-name="Table3.C2" office:value-type="string">
            <text:p text:style-name="P20"/>
          </table:table-cell>
        </table:table-row>
      </table:table>
      <text:p text:style-name="P52"/>
      <text:list text:continue-numbering="true" text:style-name="L5">
        <text:list-item>
          <text:p text:style-name="P53">Ruolo</text:p>
        </text:list-item>
      </text:list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56">NOME COLONNA</text:p>
          </table:table-cell>
          <table:table-cell table:style-name="Table9.A1" office:value-type="string">
            <text:p text:style-name="P56">TIPO</text:p>
          </table:table-cell>
          <table:table-cell table:style-name="Table9.C1" office:value-type="string">
            <text:p text:style-name="P57">NOTE</text:p>
          </table:table-cell>
        </table:table-row>
        <table:table-row>
          <table:table-cell table:style-name="Table9.A2" office:value-type="string">
            <text:p text:style-name="P56">ID</text:p>
          </table:table-cell>
          <table:table-cell table:style-name="Table9.A2" office:value-type="string">
            <text:p text:style-name="P56">PK AI</text:p>
          </table:table-cell>
          <table:table-cell table:style-name="Table9.C2" office:value-type="string">
            <text:p text:style-name="P58"/>
          </table:table-cell>
        </table:table-row>
        <table:table-row>
          <table:table-cell table:style-name="Table9.A2" office:value-type="string">
            <text:p text:style-name="P59">NOME_RUOLO</text:p>
          </table:table-cell>
          <table:table-cell table:style-name="Table9.A2" office:value-type="string">
            <text:p text:style-name="P56">VARCHAR2 UNIQUE</text:p>
          </table:table-cell>
          <table:table-cell table:style-name="Table9.C2" office:value-type="string">
            <text:p text:style-name="P58"/>
          </table:table-cell>
        </table:table-row>
        <table:table-row>
          <table:table-cell table:style-name="Table9.A2" office:value-type="string">
            <text:p text:style-name="P61">IDENTIFICATIVO</text:p>
          </table:table-cell>
          <table:table-cell table:style-name="Table9.A2" office:value-type="string">
            <text:p text:style-name="P62">NUMBER(19)</text:p>
          </table:table-cell>
          <table:table-cell table:style-name="Table9.C2" office:value-type="string">
            <text:p text:style-name="P60"/>
          </table:table-cell>
        </table:table-row>
      </table:table>
      <text:list text:continue-numbering="true" text:style-name="L5">
        <text:list-header>
          <text:p text:style-name="P53"/>
        </text:list-header>
        <text:list-item>
          <text:p text:style-name="P53">Anagrafica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6">NOME COLONNA</text:p>
          </table:table-cell>
          <table:table-cell table:style-name="Table5.A1" office:value-type="string">
            <text:p text:style-name="P56">TIPO</text:p>
          </table:table-cell>
          <table:table-cell table:style-name="Table5.C1" office:value-type="string">
            <text:p text:style-name="P57">NOTE</text:p>
          </table:table-cell>
        </table:table-row>
        <table:table-row>
          <table:table-cell table:style-name="Table5.A2" office:value-type="string">
            <text:p text:style-name="P56">ID</text:p>
          </table:table-cell>
          <table:table-cell table:style-name="Table5.A2" office:value-type="string">
            <text:p text:style-name="P56">PK AI</text:p>
          </table:table-cell>
          <table:table-cell table:style-name="Table5.C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9">NOME</text:p>
          </table:table-cell>
          <table:table-cell table:style-name="Table5.A2" office:value-type="string">
            <text:p text:style-name="P56">VARCHAR2</text:p>
          </table:table-cell>
          <table:table-cell table:style-name="Table5.C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9">COGNOME</text:p>
          </table:table-cell>
          <table:table-cell table:style-name="Table5.A2" office:value-type="string">
            <text:p text:style-name="P56">VARCHAR2</text:p>
          </table:table-cell>
          <table:table-cell table:style-name="Table5.C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9">USERNAME</text:p>
          </table:table-cell>
          <table:table-cell table:style-name="Table5.A2" office:value-type="string">
            <text:p text:style-name="P59">VARCHAR2</text:p>
          </table:table-cell>
          <table:table-cell table:style-name="Table5.C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9">PSW</text:p>
          </table:table-cell>
          <table:table-cell table:style-name="Table5.A2" office:value-type="string">
            <text:p text:style-name="P59">VARCHAR2</text:p>
          </table:table-cell>
          <table:table-cell table:style-name="Table5.C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9">ID_RUOLO</text:p>
          </table:table-cell>
          <table:table-cell table:style-name="Table5.A2" office:value-type="string">
            <text:p text:style-name="P59">FK RUOLO</text:p>
          </table:table-cell>
          <table:table-cell table:style-name="Table5.C2" office:value-type="string">
            <text:p text:style-name="P58"/>
          </table:table-cell>
        </table:table-row>
      </table:table>
      <text:p text:style-name="P47"><text:span text:style-name="T3"/></text:p>
      <text:p text:style-name="P14"><text:span text:style-name="T3"/></text:p>
      <text:p text:style-name="P17">Schema Logico</text:p>
      <text:p text:style-name="P31"><text:span text:style-name="T3"/></text:p>
      <text:list text:style-name="L6">
        <text:list-item>
          <text:p text:style-name="P30"><text:span text:style-name="T3">Allergene (</text:span><text:span text:style-name="T1">ID</text:span><text:span text:style-name="T3">, ID_HASH, Etichetta)</text:span></text:p>
        </text:list-item>
        <text:list-item>
          <text:p text:style-name="P30"><text:span text:style-name="T3">Tipo Aggiunta (</text:span><text:span text:style-name="T1">ID</text:span><text:span text:style-name="T3">, ID_HASH, Etichetta)</text:span></text:p>
        </text:list-item>
        <text:list-item>
          <text:p text:style-name="P30"><text:span text:style-name="T3">Aggiunta (</text:span><text:span text:style-name="T1">ID</text:span><text:span text:style-name="T3">, ID_HASH, Nome, Prezzo, Quantità, </text:span><text:span text:style-name="T1">Tipo Aggiunta</text:span><text:span text:style-name="T3">)</text:span></text:p>
        </text:list-item>
        <text:list-item>
          <text:p text:style-name="P30"><text:span text:style-name="T3">Aggiunta Allergene (</text:span><text:span text:style-name="T1">ID</text:span><text:span text:style-name="T3">, </text:span><text:span text:style-name="T1">Aggiunta</text:span><text:span text:style-name="T3">, </text:span><text:span text:style-name="T1">Allergene</text:span><text:span text:style-name="T3">)</text:span></text:p>
        </text:list-item>
        <text:list-item>
          <text:p text:style-name="P30"><text:span text:style-name="T3">Pizza (</text:span><text:span text:style-name="T1">ID</text:span><text:span text:style-name="T3">, ID_HASH, Nome, Prezzo)</text:span></text:p>
        </text:list-item>
        <text:list-item>
          <text:p text:style-name="P30"><text:span text:style-name="T3">Pizza Aggiunta (</text:span><text:span text:style-name="T1">ID</text:span><text:span text:style-name="T3">, </text:span><text:span text:style-name="T1">Pizza</text:span><text:span text:style-name="T3">, </text:span><text:span text:style-name="T1">Aggiunta</text:span><text:span text:style-name="T3">)</text:span></text:p>
        </text:list-item>
        <text:list-item>
          <text:p text:style-name="P35">Tavolo (<text:span text:style-name="T1">ID</text:span>, ID_HASH, Posti)</text:p>
        </text:list-item>
        <text:list-item>
          <text:p text:style-name="P30"><text:span text:style-name="T3">Prenotazione (</text:span><text:span text:style-name="T1">ID</text:span><text:span text:style-name="T3">, ID_HASH, Nome, Data Prenotazione, Data Avvenimento, Stato, Numero Persone, Tipo, </text:span><text:span text:style-name="T1">Tavolo</text:span><text:span text:style-name="T3">)</text:span></text:p>
        </text:list-item>
        <text:list-item>
          <text:p text:style-name="P33"><text:span text:style-name="T3">Ordine (</text:span><text:span text:style-name="T1">ID</text:span><text:span text:style-name="T3">, ID_HASH, </text:span><text:span text:style-name="T1">Prenotazione,</text:span><text:span text:style-name="T3"> </text:span><text:span text:style-name="T1">Pizza</text:span><text:span text:style-name="T3">)</text:span></text:p>
        </text:list-item>
        <text:list-item>
          <text:p text:style-name="P32"><text:span text:style-name="T15">Ordine</text:span><text:span text:style-name="T3"> Aggiunta (</text:span><text:span text:style-name="T1">ID</text:span><text:span text:style-name="T3">, </text:span><text:span text:style-name="T15">ID_HASH</text:span><text:span text:style-name="T3">, </text:span><text:span text:style-name="T2">Ordine</text:span><text:span text:style-name="T3">, </text:span><text:span text:style-name="T1">Aggiunta</text:span><text:span text:style-name="T3">)</text:span></text:p>
        </text:list-item>
        <text:list-item>
          <text:p text:style-name="P32"><text:span text:style-name="T15">Ordine</text:span><text:span text:style-name="T3"> </text:span><text:span text:style-name="T15">Allergene</text:span><text:span text:style-name="T3"> (ID, </text:span><text:span text:style-name="T15">ID_HASH</text:span><text:span text:style-name="T3">, </text:span><text:span text:style-name="T2">Ordine</text:span><text:span text:style-name="T3">, </text:span><text:span text:style-name="T2">Allergene</text:span><text:span text:style-name="T3">)</text:span></text:p>
        </text:list-item>
        <text:list-item>
          <text:p text:style-name="P34"><text:span text:style-name="T3">Ruolo (</text:span><text:span text:style-name="T1">ID</text:span><text:span text:style-name="T3">, Nome Ruolo, Identificativo)</text:span></text:p>
        </text:list-item>
        <text:list-item>
          <text:p text:style-name="P34"><text:span text:style-name="T3">Anagrafica(</text:span><text:span text:style-name="T1">ID</text:span><text:span text:style-name="T3">, Nome, Cognome, Username, PSW, </text:span><text:span text:style-name="T1">Ruolo</text:span><text:span text:style-name="T3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6:49:06.596251008</meta:creation-date>
    <dc:date>2025-01-07T14:19:18.241087936</dc:date>
    <meta:editing-duration>PT4H15M52S</meta:editing-duration>
    <meta:editing-cycles>49</meta:editing-cycles>
    <meta:generator>LibreOffice/24.2.2.2$Linux_X86_64 LibreOffice_project/d56cc158d8a96260b836f100ef4b4ef25d6f1a01</meta:generator>
    <meta:document-statistic meta:table-count="9" meta:image-count="0" meta:object-count="0" meta:page-count="4" meta:paragraph-count="156" meta:word-count="684" meta:character-count="4222" meta:non-whitespace-character-count="3716"/>
  </office:meta>
</office:document-meta>
</file>